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7pt" style:text-underline-style="none" fo:font-weight="bold" officeooo:rsid="001f3ee5" officeooo:paragraph-rsid="001f3ee5"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12" style:family="paragraph" style:parent-style-name="Standard">
      <style:text-properties officeooo:paragraph-rsid="00275928"/>
    </style:style>
    <style:style style:name="P13" style:family="paragraph" style:parent-style-name="Standard">
      <style:text-properties officeooo:paragraph-rsid="002a35b9"/>
    </style:style>
    <style:style style:name="P14" style:family="paragraph" style:parent-style-name="Standard">
      <style:text-properties officeooo:paragraph-rsid="002d5b50"/>
    </style:style>
    <style:style style:name="P15" style:family="paragraph" style:parent-style-name="Standard">
      <style:text-properties officeooo:paragraph-rsid="002e3faa"/>
    </style:style>
    <style:style style:name="P16" style:family="paragraph" style:parent-style-name="Standard">
      <style:text-properties officeooo:paragraph-rsid="002e6d7d"/>
    </style:style>
    <style:style style:name="P17" style:family="paragraph" style:parent-style-name="Standard">
      <style:text-properties officeooo:paragraph-rsid="002f0399"/>
    </style:style>
    <style:style style:name="P18" style:family="paragraph" style:parent-style-name="Standard">
      <style:text-properties officeooo:paragraph-rsid="002fb046"/>
    </style:style>
    <style:style style:name="P19" style:family="paragraph" style:parent-style-name="Standard">
      <style:text-properties officeooo:paragraph-rsid="0030fb8c"/>
    </style:style>
    <style:style style:name="P20" style:family="paragraph" style:parent-style-name="Standard">
      <style:text-properties officeooo:paragraph-rsid="0034a200"/>
    </style:style>
    <style:style style:name="P21" style:family="paragraph" style:parent-style-name="Standard">
      <style:text-properties officeooo:rsid="00351578" officeooo:paragraph-rsid="00351578"/>
    </style:style>
    <style:style style:name="P22" style:family="paragraph" style:parent-style-name="Standard">
      <style:text-properties officeooo:paragraph-rsid="00351578"/>
    </style:style>
    <style:style style:name="P23" style:family="paragraph" style:parent-style-name="Standard">
      <style:text-properties fo:font-style="normal" officeooo:rsid="00351578" officeooo:paragraph-rsid="00351578" style:font-style-asian="normal" style:font-style-complex="normal"/>
    </style:style>
    <style:style style:name="P24" style:family="paragraph" style:parent-style-name="Standard">
      <style:text-properties fo:font-style="normal" officeooo:rsid="00364945" officeooo:paragraph-rsid="00364945" style:font-style-asian="normal" style:font-style-complex="normal"/>
    </style:style>
    <style:style style:name="P25" style:family="paragraph" style:parent-style-name="Standard">
      <style:text-properties fo:font-style="normal" officeooo:rsid="0036cb12" officeooo:paragraph-rsid="0036cb12" style:font-style-asian="normal" style:font-style-complex="normal"/>
    </style:style>
    <style:style style:name="P26" style:family="paragraph" style:parent-style-name="Standard">
      <style:text-properties fo:font-style="normal" officeooo:rsid="0038ac9a" officeooo:paragraph-rsid="0038ac9a" style:font-style-asian="normal" style:font-style-complex="normal"/>
    </style:style>
    <style:style style:name="P27" style:family="paragraph" style:parent-style-name="Standard">
      <style:paragraph-properties fo:text-align="justify" style:justify-single-word="false"/>
      <style:text-properties fo:font-style="normal" officeooo:rsid="0038ac9a" officeooo:paragraph-rsid="0038ac9a" style:font-style-asian="normal" style:font-style-complex="normal"/>
    </style:style>
    <style:style style:name="P28" style:family="paragraph" style:parent-style-name="Standard">
      <style:text-properties fo:font-style="normal" officeooo:rsid="003aeee3" officeooo:paragraph-rsid="003aeee3" style:font-style-asian="normal" style:font-style-complex="normal"/>
    </style:style>
    <style:style style:name="P29" style:family="paragraph" style:parent-style-name="Standard">
      <style:text-properties fo:font-style="normal" fo:font-weight="normal" officeooo:rsid="0038ac9a" officeooo:paragraph-rsid="0038ac9a" style:font-style-asian="normal" style:font-weight-asian="normal" style:font-style-complex="normal" style:font-weight-complex="normal"/>
    </style:style>
    <style:style style:name="P30" style:family="paragraph" style:parent-style-name="Standard">
      <style:text-properties fo:font-style="normal" fo:font-weight="normal" officeooo:rsid="003aeee3" officeooo:paragraph-rsid="003aeee3" style:font-style-asian="normal" style:font-weight-asian="normal" style:font-style-complex="normal" style:font-weight-complex="normal"/>
    </style:style>
    <style:style style:name="P31" style:family="paragraph" style:parent-style-name="Standard">
      <style:text-properties fo:font-style="normal" fo:font-weight="normal" officeooo:rsid="003c3d92" officeooo:paragraph-rsid="003c3d92" style:font-style-asian="normal" style:font-weight-asian="normal" style:font-style-complex="normal" style:font-weight-complex="normal"/>
    </style:style>
    <style:style style:name="P32" style:family="paragraph" style:parent-style-name="Standard">
      <style:text-properties fo:font-style="normal" fo:font-weight="normal" officeooo:rsid="003cebc3" officeooo:paragraph-rsid="003cebc3" style:font-style-asian="normal" style:font-weight-asian="normal" style:font-style-complex="normal" style:font-weight-complex="normal"/>
    </style:style>
    <style:style style:name="P33" style:family="paragraph" style:parent-style-name="Standard">
      <style:text-properties fo:font-style="normal" fo:font-weight="bold" officeooo:rsid="003aeee3" officeooo:paragraph-rsid="003aeee3" style:font-style-asian="normal" style:font-weight-asian="bold" style:font-style-complex="normal" style:font-weight-complex="bold"/>
    </style:style>
    <style:style style:name="P34" style:family="paragraph" style:parent-style-name="Standard">
      <style:text-properties officeooo:paragraph-rsid="0038ac9a"/>
    </style:style>
    <style:style style:name="P35" style:family="paragraph" style:parent-style-name="Standard">
      <style:text-properties fo:font-style="italic" officeooo:rsid="00351578" officeooo:paragraph-rsid="00351578" style:font-style-asian="italic" style:font-style-complex="italic"/>
    </style:style>
    <style:style style:name="P36" style:family="paragraph" style:parent-style-name="Standard">
      <style:text-properties fo:font-style="italic" officeooo:rsid="00364945" officeooo:paragraph-rsid="00364945" style:font-style-asian="italic" style:font-style-complex="italic"/>
    </style:style>
    <style:style style:name="P37" style:family="paragraph" style:parent-style-name="Standard">
      <style:text-properties fo:font-style="italic" style:text-underline-style="none" fo:font-weight="normal" officeooo:rsid="003c3d92" officeooo:paragraph-rsid="003c3d92" style:font-style-asian="italic" style:font-weight-asian="normal" style:font-style-complex="italic" style:font-weight-complex="normal"/>
    </style:style>
    <style:style style:name="P38" style:family="paragraph" style:parent-style-name="Standard">
      <style:paragraph-properties style:line-height-at-least="0.503cm"/>
      <style:text-properties fo:color="#d4d4d4" loext:opacity="100%" fo:background-color="#1e1e1e"/>
    </style:style>
    <style:style style:name="P39" style:family="paragraph" style:parent-style-name="Standard">
      <style:text-properties fo:color="#d4d4d4" loext:opacity="100%" fo:font-style="normal" fo:font-weight="normal" officeooo:rsid="003c3d92" officeooo:paragraph-rsid="003c3d92" fo:background-color="#1e1e1e" style:font-style-asian="normal" style:font-weight-asian="normal" style:font-style-complex="normal" style:font-weight-complex="normal"/>
    </style:style>
    <style:style style:name="P40" style:family="paragraph" style:parent-style-name="Standard">
      <style:paragraph-properties style:line-height-at-least="0.503cm"/>
      <style:text-properties fo:color="#d4d4d4" loext:opacity="100%" style:font-name="Consolas" fo:font-size="10.5pt" fo:font-weight="normal" officeooo:rsid="003c3d92" fo:background-color="#1e1e1e"/>
    </style:style>
    <style:style style:name="P41" style:family="paragraph" style:parent-style-name="Standard">
      <style:paragraph-properties style:line-height-at-least="0.503cm"/>
    </style:style>
    <style:style style:name="P42"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43"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44"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45"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46"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47"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48"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49"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50"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51"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52"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53"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54"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55"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56"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57"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58"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59"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60"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61"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62"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63"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64"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65"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66"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67"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68"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69"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70"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71"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72"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73"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74"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75"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76"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77"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78"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79"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80"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81"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82" style:family="paragraph" style:parent-style-name="Standard" style:list-style-name="L1">
      <style:text-properties fo:font-style="normal" fo:font-weight="normal" officeooo:rsid="003aeee3" officeooo:paragraph-rsid="003aeee3" style:font-style-asian="normal" style:font-weight-asian="normal" style:font-style-complex="normal" style:font-weight-complex="normal"/>
    </style:style>
    <style:style style:name="P83" style:family="paragraph" style:parent-style-name="Standard" style:list-style-name="L1">
      <style:text-properties fo:font-style="normal" fo:font-weight="normal" officeooo:rsid="003aeee3" officeooo:paragraph-rsid="003c2898" style:font-style-asian="normal" style:font-weight-asian="normal" style:font-style-complex="normal" style:font-weight-complex="normal"/>
    </style:style>
    <style:style style:name="P84" style:family="paragraph" style:parent-style-name="Standard">
      <style:text-properties fo:font-size="10pt" fo:font-style="normal" fo:font-weight="normal" officeooo:rsid="003af4f6" officeooo:paragraph-rsid="003af4f6" style:font-size-asian="10pt" style:font-style-asian="normal" style:font-weight-asian="normal" style:font-size-complex="10pt" style:font-style-complex="normal" style:font-weight-complex="normal"/>
    </style:style>
    <style:style style:name="P85" style:family="paragraph" style:parent-style-name="Standard">
      <style:text-properties fo:font-size="12pt" fo:font-style="normal" fo:font-weight="normal" officeooo:rsid="00502683" officeooo:paragraph-rsid="00502683" style:font-size-asian="12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502683" officeooo:paragraph-rsid="0050de3b"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50d31b" officeooo:paragraph-rsid="0050de3b"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50de3b" officeooo:paragraph-rsid="0050de3b"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style:text-underline-style="none" fo:font-weight="normal" officeooo:rsid="0050de3b" officeooo:paragraph-rsid="0050de3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none" fo:font-weight="normal" officeooo:rsid="0050de3b" officeooo:paragraph-rsid="0050de3b" style:font-size-asian="10.5pt" style:font-style-asian="normal" style:font-weight-asian="normal" style:font-size-complex="12pt" style:font-style-complex="normal" style:font-weight-complex="normal"/>
    </style:style>
    <style:style style:name="P91"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officeooo:rsid="0050d31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style:font-size-asian="10.5pt" style:font-style-asian="italic" style:font-style-complex="italic"/>
    </style:style>
    <style:style style:name="T20" style:family="text">
      <style:text-properties fo:font-style="italic" style:text-underline-style="none" officeooo:rsid="0050d31b" style:font-size-asian="10.5p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51578" style:font-style-asian="normal" style:font-style-complex="normal"/>
    </style:style>
    <style:style style:name="T23" style:family="text">
      <style:text-properties fo:font-style="normal" officeooo:rsid="0038ac9a" style:font-style-asian="normal" style:font-style-complex="normal"/>
    </style:style>
    <style:style style:name="T24" style:family="text">
      <style:text-properties fo:color="#c586c0" loext:opacity="100%" style:font-name="Consolas" fo:font-size="10.5pt" fo:font-weight="normal"/>
    </style:style>
    <style:style style:name="T25" style:family="text">
      <style:text-properties fo:color="#c586c0" loext:opacity="100%" style:font-name="Consolas" fo:font-size="10.5pt" fo:font-weight="normal" fo:background-color="#1e1e1e" loext:char-shading-value="0"/>
    </style:style>
    <style:style style:name="T26" style:family="text">
      <style:text-properties fo:color="#d4d4d4" loext:opacity="100%" style:font-name="Consolas" fo:font-size="10.5pt" fo:font-weight="normal" fo:background-color="#1e1e1e" loext:char-shading-value="0"/>
    </style:style>
    <style:style style:name="T27" style:family="text">
      <style:text-properties fo:color="#d4d4d4" loext:opacity="100%" style:font-name="Consolas" fo:font-size="10.5pt" fo:font-weight="normal" officeooo:rsid="00351578" fo:background-color="#1e1e1e" loext:char-shading-value="0"/>
    </style:style>
    <style:style style:name="T28" style:family="text">
      <style:text-properties fo:color="#d4d4d4" loext:opacity="100%" fo:background-color="#1e1e1e" loext:char-shading-value="0"/>
    </style:style>
    <style:style style:name="T29" style:family="text">
      <style:text-properties fo:color="#569cd6" loext:opacity="100%" style:font-name="Consolas" fo:font-size="10.5pt"/>
    </style:style>
    <style:style style:name="T30" style:family="text">
      <style:text-properties fo:color="#569cd6" loext:opacity="100%" style:font-name="Consolas" fo:font-size="10.5pt" fo:font-weight="normal" fo:background-color="#1e1e1e" loext:char-shading-value="0"/>
    </style:style>
    <style:style style:name="T31" style:family="text">
      <style:text-properties officeooo:rsid="00364945"/>
    </style:style>
    <style:style style:name="T32" style:family="text">
      <style:text-properties fo:font-weight="bold" style:font-weight-asian="bold" style:font-weight-complex="bold"/>
    </style:style>
    <style:style style:name="T33" style:family="text">
      <style:text-properties fo:font-size="8pt" fo:font-style="italic" style:font-size-asian="8pt" style:font-style-asian="italic" style:font-size-complex="8pt" style:font-style-complex="italic"/>
    </style:style>
    <style:style style:name="T34" style:family="text">
      <style:text-properties fo:font-weight="normal" style:font-weight-asian="normal" style:font-weight-complex="normal"/>
    </style:style>
    <style:style style:name="T35" style:family="text">
      <style:text-properties officeooo:rsid="0038ac9a"/>
    </style:style>
    <style:style style:name="T36" style:family="text">
      <style:text-properties fo:color="#dcdcaa" loext:opacity="100%" style:font-name="Consolas" fo:font-size="10.5pt"/>
    </style:style>
    <style:style style:name="T37" style:family="text">
      <style:text-properties fo:color="#dcdcaa" loext:opacity="100%" style:font-name="Consolas" fo:font-size="10.5pt" fo:font-weight="normal" fo:background-color="#1e1e1e" loext:char-shading-value="0"/>
    </style:style>
    <style:style style:name="T38" style:family="text">
      <style:text-properties fo:color="#b5cea8" loext:opacity="100%" style:font-name="Consolas" fo:font-size="10.5pt" fo:font-weight="normal"/>
    </style:style>
    <style:style style:name="T39" style:family="text">
      <style:text-properties fo:color="#b5cea8" loext:opacity="100%" style:font-name="Consolas" fo:font-size="10.5pt" fo:font-weight="normal" fo:background-color="#1e1e1e" loext:char-shading-value="0"/>
    </style:style>
    <style:style style:name="T40" style:family="text">
      <style:text-properties fo:color="#9cdcfe" loext:opacity="100%" style:font-name="Consolas" fo:font-size="10.5pt" fo:font-weight="normal"/>
    </style:style>
    <style:style style:name="T41" style:family="text">
      <style:text-properties fo:color="#9cdcfe" loext:opacity="100%" style:font-name="Consolas" fo:font-size="10.5pt" fo:font-weight="normal" fo:background-color="#1e1e1e" loext:char-shading-value="0"/>
    </style:style>
    <style:style style:name="T42" style:family="text">
      <style:text-properties style:text-underline-style="none"/>
    </style:style>
    <style:style style:name="T43" style:family="text">
      <style:text-properties style:text-underline-style="none" style:font-size-asian="10.5pt"/>
    </style:style>
    <style:style style:name="T44" style:family="text">
      <style:text-properties style:text-underline-style="none" officeooo:rsid="0050b152" style:font-size-asian="10.5pt"/>
    </style:style>
    <style:style style:name="T45" style:family="text">
      <style:text-properties style:text-underline-style="none" officeooo:rsid="0050d31b" style:font-size-asian="10.5pt"/>
    </style:style>
    <style:style style:name="T46" style:family="text">
      <style:text-properties style:text-underline-style="none" officeooo:rsid="0050de3b" style:font-size-asian="10.5pt"/>
    </style:style>
    <style:style style:name="T47" style:family="text">
      <style:text-properties officeooo:rsid="003c2898"/>
    </style:style>
    <style:style style:name="T48" style:family="text">
      <style:text-properties style:font-name="Consolas" fo:font-size="10.5pt"/>
    </style:style>
    <style:style style:name="T49" style:family="text">
      <style:text-properties style:font-name="Consolas" fo:font-size="10.5pt" fo:font-weight="normal"/>
    </style:style>
    <style:style style:name="T50" style:family="text">
      <style:text-properties fo:color="#4ec9b0" loext:opacity="100%" style:font-name="Consolas" fo:font-size="10.5pt"/>
    </style:style>
    <style:style style:name="T51" style:family="text">
      <style:text-properties fo:color="#4ec9b0" loext:opacity="100%" style:font-name="Consolas" fo:font-size="10.5pt" fo:font-weight="normal"/>
    </style:style>
    <style:style style:name="T52" style:family="text">
      <style:text-properties officeooo:rsid="003ea116"/>
    </style:style>
    <style:style style:name="T53" style:family="text">
      <style:text-properties officeooo:rsid="003fe7bc"/>
    </style:style>
    <style:style style:name="T54" style:family="text">
      <style:text-properties officeooo:rsid="00418479"/>
    </style:style>
    <style:style style:name="T55" style:family="text">
      <style:text-properties officeooo:rsid="004362f8"/>
    </style:style>
    <style:style style:name="T56" style:family="text">
      <style:text-properties officeooo:rsid="00453dbd"/>
    </style:style>
    <style:style style:name="T57" style:family="text">
      <style:text-properties officeooo:rsid="00468981"/>
    </style:style>
    <style:style style:name="T58" style:family="text">
      <style:text-properties officeooo:rsid="004986e0"/>
    </style:style>
    <style:style style:name="T59" style:family="text">
      <style:text-properties officeooo:rsid="0049eeb8"/>
    </style:style>
    <style:style style:name="T60" style:family="text">
      <style:text-properties officeooo:rsid="004b4292"/>
    </style:style>
    <style:style style:name="T61" style:family="text">
      <style:text-properties officeooo:rsid="004d160b"/>
    </style:style>
    <style:style style:name="T62" style:family="text">
      <style:text-properties officeooo:rsid="004e5caa"/>
    </style:style>
    <style:style style:name="T63" style:family="text">
      <style:text-properties fo:font-size="10pt" fo:font-style="italic" style:text-underline-style="none" officeooo:rsid="003af4f6"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e de Proyecto SimpleSem</text:p>
      <text:p text:style-name="P1"/>
      <text:p text:style-name="P3">Alumnos</text:p>
      <text:p text:style-name="P2">. Iarlori, Federico</text:p>
      <text:p text:style-name="P2">. Quiruga, Lucian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a)</text:p>
      <text:p text:style-name="P6"/>
      <table:table table:name="Tabla1" table:style-name="Tabla1">
        <table:table-column table:style-name="Tabla1.A"/>
        <table:table-column table:style-name="Tabla1.B"/>
        <table:table-column table:style-name="Tabla1.C"/>
        <table:table-row table:style-name="TableLine2236725156912">
          <table:table-cell table:style-name="Tabla1.A1" office:value-type="string">
            <table:table table:name="Tabla2" table:style-name="Tabla2">
              <table:table-column table:style-name="Tabla2.A"/>
              <table:table-row table:style-name="Tabla2.1">
                <table:table-cell table:style-name="Tabla2.A1" office:value-type="string">
                  <text:p text:style-name="P70">INST de A</text:p>
                </table:table-cell>
              </table:table-row>
              <table:table-row table:style-name="TableLine2236725158816">
                <table:table-cell table:style-name="Tabla2.A3" office:value-type="string">
                  <text:p text:style-name="P46">ref a VT_A</text:p>
                </table:table-cell>
              </table:table-row>
              <table:table-row table:style-name="TableLine2236725156368">
                <table:table-cell table:style-name="Tabla2.A3" office:value-type="string">
                  <text:p text:style-name="P46">int v1</text:p>
                </table:table-cell>
              </table:table-row>
              <table:table-row table:style-name="TableLine2236725166432">
                <table:table-cell table:style-name="Tabla2.A4" office:value-type="string">
                  <text:p text:style-name="P46">int v2</text:p>
                </table:table-cell>
              </table:table-row>
            </table:table>
            <text:p text:style-name="P42"/>
          </table:table-cell>
          <table:table-cell table:style-name="Tabla1.A1" office:value-type="string">
            <text:p text:style-name="P42"/>
          </table:table-cell>
          <table:table-cell table:style-name="Tabla1.A1" office:value-type="string">
            <table:table table:name="Tabla3" table:style-name="Tabla3">
              <table:table-column table:style-name="Tabla3.A"/>
              <table:table-row table:style-name="Tabla3.1">
                <table:table-cell table:style-name="Tabla3.A1" office:value-type="string">
                  <text:p text:style-name="P70">VT de A</text:p>
                </table:table-cell>
              </table:table-row>
              <table:table-row table:style-name="TableLine2236725163168">
                <table:table-cell table:style-name="Tabla3.A4" office:value-type="string">
                  <text:p text:style-name="P50"><draw:line text:anchor-type="paragraph" draw:z-index="0" draw:name="Forma1" draw:style-name="gr1" draw:text-style-name="P91" svg:x1="-1.637cm" svg:y1="0.279cm" svg:x2="-0.122cm" svg:y2="0.279cm"><text:p/></draw:line>ref a init() (en A)</text:p>
                </table:table-cell>
              </table:table-row>
              <table:table-row table:style-name="TableLine2236725164528">
                <table:table-cell table:style-name="Tabla3.A4" office:value-type="string">
                  <text:p text:style-name="P50">ref a m1() (en A)</text:p>
                </table:table-cell>
              </table:table-row>
              <table:table-row table:style-name="TableLine2236725174048">
                <table:table-cell table:style-name="Tabla3.A4" office:value-type="string">
                  <text:p text:style-name="P50">ref a m2(<text:span text:style-name="T1">int x, int y</text:span>) (en A)</text:p>
                </table:table-cell>
              </table:table-row>
            </table:table>
            <text:p text:style-name="P42"/>
          </table:table-cell>
        </table:table-row>
      </table:table>
      <text:p text:style-name="P7"/>
      <text:p text:style-name="P7"/>
      <table:table table:name="Tabla4" table:style-name="Tabla4">
        <table:table-column table:style-name="Tabla4.A"/>
        <table:table-row table:style-name="Tabla4.1">
          <table:table-cell table:style-name="Tabla4.A1" office:value-type="string">
            <text:p text:style-name="P74">RA de init() de A</text:p>
          </table:table-cell>
        </table:table-row>
        <table:table-row table:style-name="TableLine2236725173776">
          <table:table-cell table:style-name="Tabla4.A3" office:value-type="string">
            <text:p text:style-name="P53">Ptro. de Retorno: &lt;dirección_de_memoria_C_para_PC&gt;</text:p>
          </table:table-cell>
        </table:table-row>
        <table:table-row table:style-name="TableLine2236725178128">
          <table:table-cell table:style-name="Tabla4.A3" office:value-type="string">
            <text:p text:style-name="P53">Enlace Dinámico: &lt;<text:span text:style-name="T2">dirección_de_memoria_D_que_referencia_a_la_base_del_RA_de_unidad_llamadora</text:span>&gt;</text:p>
          </table:table-cell>
        </table:table-row>
        <table:table-row table:style-name="TableLine2236725187920">
          <table:table-cell table:style-name="Tabla4.A4" office:value-type="string">
            <text:p text:style-name="P53">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12"/>
      <text:p text:style-name="P13"/>
      <table:table table:name="Tabla5" table:style-name="Tabla5">
        <table:table-column table:style-name="Tabla5.A"/>
        <table:table-row table:style-name="Tabla5.1">
          <table:table-cell table:style-name="Tabla5.A1" office:value-type="string">
            <text:p text:style-name="P75">RA de <text:span text:style-name="T4">m1</text:span>() de A</text:p>
          </table:table-cell>
        </table:table-row>
        <table:table-row table:style-name="TableLine2236725174592">
          <table:table-cell table:style-name="Tabla5.A3" office:value-type="string">
            <text:p text:style-name="P54">Ptro. de Retorno: &lt;dirección_de_memoria_C_para_PC&gt;</text:p>
          </table:table-cell>
        </table:table-row>
        <table:table-row table:style-name="TableLine2236725172688">
          <table:table-cell table:style-name="Tabla5.A3" office:value-type="string">
            <text:p text:style-name="P54">Enlace Dinámico: &lt;<text:span text:style-name="T2">dirección_de_memoria_D_que_referencia_a_la_base_del_RA_de_unidad_llamadora</text:span>&gt;</text:p>
          </table:table-cell>
        </table:table-row>
        <table:table-row table:style-name="TableLine2236725185744">
          <table:table-cell table:style-name="Tabla5.A5" office:value-type="string">
            <text:p text:style-name="P54">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2236725174320">
          <table:table-cell table:style-name="Tabla5.A5" office:value-type="string">
            <text:p text:style-name="P61"><text:span text:style-name="T6">variable</text:span><text:span text:style-name="T5"> local </text:span>i: #<text:span text:style-name="T5">V</text:span>alor</text:p>
          </table:table-cell>
        </table:table-row>
      </table:table>
      <text:p text:style-name="P13"/>
      <text:p text:style-name="P14"/>
      <table:table table:name="Tabla6" table:style-name="Tabla6">
        <table:table-column table:style-name="Tabla6.A"/>
        <table:table-row table:style-name="Tabla6.1">
          <table:table-cell table:style-name="Tabla6.A1" office:value-type="string">
            <text:p text:style-name="P76">RA de <text:span text:style-name="T4">m</text:span><text:span text:style-name="T6">2</text:span>(<text:span text:style-name="T8">int x, int y</text:span>) de A</text:p>
          </table:table-cell>
        </table:table-row>
        <table:table-row table:style-name="TableLine2236725178944">
          <table:table-cell table:style-name="Tabla6.A3" office:value-type="string">
            <text:p text:style-name="P55">Ptro. de Retorno: &lt;dirección_de_memoria_C_para_PC&gt;</text:p>
          </table:table-cell>
        </table:table-row>
        <table:table-row table:style-name="TableLine2236725183296">
          <table:table-cell table:style-name="Tabla6.A3" office:value-type="string">
            <text:p text:style-name="P55">Enlace Dinámico: &lt;<text:span text:style-name="T2">dirección_de_memoria_D_que_referencia_a_la_base_del_RA_de_unidad_llamadora</text:span>&gt;</text:p>
          </table:table-cell>
        </table:table-row>
        <table:table-row table:style-name="TableLine2236725175408">
          <table:table-cell table:style-name="Tabla6.A5" office:value-type="string">
            <text:p text:style-name="P55">this: <text:span text:style-name="T2">ref a INST de A, </text:span><text:span text:style-name="T6">B o C</text:span></text:p>
          </table:table-cell>
        </table:table-row>
        <table:table-row table:style-name="TableLine2236725179216">
          <table:table-cell table:style-name="Tabla6.A5" office:value-type="string">
            <text:p text:style-name="P62"><text:span text:style-name="T6">parámetro formal x</text:span>: #<text:span text:style-name="T5">V</text:span>alor</text:p>
          </table:table-cell>
        </table:table-row>
        <table:table-row table:style-name="TableLine2236725179488">
          <table:table-cell table:style-name="Tabla6.A6" office:value-type="string">
            <text:p text:style-name="P63">parámetro formal y: #Valor</text:p>
          </table:table-cell>
        </table:table-row>
      </table:table>
      <text:p text:style-name="P14"/>
      <text:p text:style-name="P14"/>
      <text:p text:style-name="P14"/>
      <text:p text:style-name="P14"/>
      <text:p text:style-name="P14"><text:soft-page-break/></text:p>
      <text:p text:style-name="P8"/>
      <table:table table:name="Tabla7" table:style-name="Tabla7">
        <table:table-column table:style-name="Tabla7.A"/>
        <table:table-column table:style-name="Tabla7.B"/>
        <table:table-column table:style-name="Tabla7.C"/>
        <table:table-row table:style-name="TableLine2236725187648">
          <table:table-cell table:style-name="Tabla7.A1" office:value-type="string">
            <table:table table:name="Tabla8" table:style-name="Tabla8">
              <table:table-column table:style-name="Tabla8.A"/>
              <table:table-row table:style-name="Tabla8.1">
                <table:table-cell table:style-name="Tabla8.A1" office:value-type="string">
                  <text:p text:style-name="P71">INST de <text:span text:style-name="T7">B</text:span></text:p>
                </table:table-cell>
              </table:table-row>
              <table:table-row table:style-name="TableLine2236725180032">
                <table:table-cell table:style-name="Tabla8.A3" office:value-type="string">
                  <text:p text:style-name="P47"><draw:line text:anchor-type="paragraph" draw:z-index="1" draw:name="Forma1_0" draw:style-name="gr1" draw:text-style-name="P91" svg:x1="6.119cm" svg:y1="0.327cm" svg:x2="7.634cm" svg:y2="0.327cm"><text:p/></draw:line>ref a VT_<text:span text:style-name="T7">B</text:span></text:p>
                </table:table-cell>
              </table:table-row>
              <table:table-row table:style-name="TableLine2236725188464">
                <table:table-cell table:style-name="Tabla8.A3" office:value-type="string">
                  <text:p text:style-name="P47">int v1</text:p>
                </table:table-cell>
              </table:table-row>
              <table:table-row table:style-name="TableLine2236725183568">
                <table:table-cell table:style-name="Tabla8.A4" office:value-type="string">
                  <text:p text:style-name="P47">int v2</text:p>
                </table:table-cell>
              </table:table-row>
              <table:table-row table:style-name="TableLine2236725175136">
                <table:table-cell table:style-name="Tabla8.A5" office:value-type="string">
                  <text:p text:style-name="P64">int max</text:p>
                </table:table-cell>
              </table:table-row>
            </table:table>
            <text:p text:style-name="P43"/>
          </table:table-cell>
          <table:table-cell table:style-name="Tabla7.A1" office:value-type="string">
            <text:p text:style-name="P43"/>
          </table:table-cell>
          <table:table-cell table:style-name="Tabla7.A1" office:value-type="string">
            <table:table table:name="Tabla9" table:style-name="Tabla9">
              <table:table-column table:style-name="Tabla9.A"/>
              <table:table-row table:style-name="Tabla9.1">
                <table:table-cell table:style-name="Tabla9.A1" office:value-type="string">
                  <text:p text:style-name="P71">VT de <text:span text:style-name="T7">B</text:span></text:p>
                </table:table-cell>
              </table:table-row>
              <table:table-row table:style-name="TableLine2236725177312">
                <table:table-cell table:style-name="Tabla9.A4" office:value-type="string">
                  <text:p text:style-name="P51">ref a init() (en <text:span text:style-name="T8">B</text:span>)<text:span text:style-name="T8">(redefinición)</text:span></text:p>
                </table:table-cell>
              </table:table-row>
              <table:table-row table:style-name="TableLine2236725180576">
                <table:table-cell table:style-name="Tabla9.A4" office:value-type="string">
                  <text:p text:style-name="P51">ref a m1() (en A)<text:span text:style-name="T8">(herencia)</text:span></text:p>
                </table:table-cell>
              </table:table-row>
              <table:table-row table:style-name="TableLine2236725180848">
                <table:table-cell table:style-name="Tabla9.A4" office:value-type="string">
                  <text:p text:style-name="P51">ref a m2(<text:span text:style-name="T1">int x, int y</text:span>) (en A)<text:span text:style-name="T8">(herencia)</text:span></text:p>
                </table:table-cell>
              </table:table-row>
              <table:table-row table:style-name="TableLine2236725184112">
                <table:table-cell table:style-name="Tabla9.A5" office:value-type="string">
                  <text:p text:style-name="P64">ref a m2(int x) (en B)(sobrecarga)</text:p>
                </table:table-cell>
              </table:table-row>
            </table:table>
            <text:p text:style-name="P43"/>
          </table:table-cell>
        </table:table-row>
      </table:table>
      <text:p text:style-name="P8"/>
      <text:p text:style-name="P8"/>
      <table:table table:name="Tabla10" table:style-name="Tabla10">
        <table:table-column table:style-name="Tabla10.A"/>
        <table:table-row table:style-name="Tabla10.1">
          <table:table-cell table:style-name="Tabla10.A1" office:value-type="string">
            <text:p text:style-name="P77">RA de init() de <text:span text:style-name="T8">B</text:span></text:p>
          </table:table-cell>
        </table:table-row>
        <table:table-row table:style-name="TableLine2236725182480">
          <table:table-cell table:style-name="Tabla10.A3" office:value-type="string">
            <text:p text:style-name="P56">Ptro. de Retorno: &lt;dirección_de_memoria_C_para_PC&gt;</text:p>
          </table:table-cell>
        </table:table-row>
        <table:table-row table:style-name="TableLine2236725186832">
          <table:table-cell table:style-name="Tabla10.A3" office:value-type="string">
            <text:p text:style-name="P56">Enlace Dinámico: &lt;<text:span text:style-name="T2">dirección_de_memoria_D_que_referencia_a_la_base_del_RA_de_unidad_llamadora</text:span>&gt;</text:p>
          </table:table-cell>
        </table:table-row>
        <table:table-row table:style-name="TableLine2236725186016">
          <table:table-cell table:style-name="Tabla10.A4" office:value-type="string">
            <text:p text:style-name="P56">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15"/>
      <text:p text:style-name="P15"/>
      <table:table table:name="Tabla11" table:style-name="Tabla11">
        <table:table-column table:style-name="Tabla11.A"/>
        <table:table-row table:style-name="Tabla11.1">
          <table:table-cell table:style-name="Tabla11.A1" office:value-type="string">
            <text:p text:style-name="P77">RA de <text:span text:style-name="T4">m1</text:span>() de A</text:p>
          </table:table-cell>
        </table:table-row>
        <table:table-row table:style-name="TableLine2236725190368">
          <table:table-cell table:style-name="Tabla11.A2" office:value-type="string">
            <text:p text:style-name="P64">(definido en A)</text:p>
          </table:table-cell>
        </table:table-row>
      </table:table>
      <text:p text:style-name="P15"/>
      <text:p text:style-name="P18"/>
      <table:table table:name="Tabla12" table:style-name="Tabla12">
        <table:table-column table:style-name="Tabla12.A"/>
        <table:table-row table:style-name="Tabla12.1">
          <table:table-cell table:style-name="Tabla12.A1" office:value-type="string">
            <text:p text:style-name="P77">RA de <text:span text:style-name="T4">m</text:span><text:span text:style-name="T6">2</text:span>(<text:span text:style-name="T8">int x, int y</text:span>) de <text:span text:style-name="T8">A</text:span></text:p>
          </table:table-cell>
        </table:table-row>
        <table:table-row table:style-name="TableLine2236725205600">
          <table:table-cell table:style-name="Tabla12.A2" office:value-type="string">
            <text:p text:style-name="P64">(definido en A)</text:p>
          </table:table-cell>
        </table:table-row>
      </table:table>
      <text:p text:style-name="P15"/>
      <text:p text:style-name="P16"/>
      <table:table table:name="Tabla13" table:style-name="Tabla13">
        <table:table-column table:style-name="Tabla13.A"/>
        <table:table-row table:style-name="Tabla13.1">
          <table:table-cell table:style-name="Tabla13.A1" office:value-type="string">
            <text:p text:style-name="P78">RA de <text:span text:style-name="T8">m2</text:span>(<text:span text:style-name="T8">int x</text:span>) de <text:span text:style-name="T8">B</text:span></text:p>
          </table:table-cell>
        </table:table-row>
        <table:table-row table:style-name="TableLine2236725192816">
          <table:table-cell table:style-name="Tabla13.A3" office:value-type="string">
            <text:p text:style-name="P57">Ptro. de Retorno: &lt;dirección_de_memoria_C_para_PC&gt;</text:p>
          </table:table-cell>
        </table:table-row>
        <table:table-row table:style-name="TableLine2236725190096">
          <table:table-cell table:style-name="Tabla13.A3" office:value-type="string">
            <text:p text:style-name="P57">Enlace Dinámico: &lt;<text:span text:style-name="T2">dirección_de_memoria_D_que_referencia_a_la_base_del_RA_de_unidad_llamadora</text:span>&gt;</text:p>
          </table:table-cell>
        </table:table-row>
        <table:table-row table:style-name="TableLine2236725199072">
          <table:table-cell table:style-name="Tabla13.A5" office:value-type="string">
            <text:p text:style-name="P57">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2236725195264">
          <table:table-cell table:style-name="Tabla13.A5" office:value-type="string">
            <text:p text:style-name="P66">parámetro formal x: #Valor</text:p>
          </table:table-cell>
        </table:table-row>
      </table:table>
      <text:p text:style-name="P16"/>
      <text:p text:style-name="P16"/>
      <text:p text:style-name="P16"/>
      <text:p text:style-name="P16"/>
      <text:p text:style-name="P16"/>
      <text:p text:style-name="P16"/>
      <text:p text:style-name="P16"><text:soft-page-break/></text:p>
      <text:p text:style-name="P16"/>
      <text:p text:style-name="P9"/>
      <table:table table:name="Tabla14" table:style-name="Tabla14">
        <table:table-column table:style-name="Tabla14.A"/>
        <table:table-column table:style-name="Tabla14.B"/>
        <table:table-column table:style-name="Tabla14.C"/>
        <table:table-row table:style-name="TableLine2236725201248">
          <table:table-cell table:style-name="Tabla14.A1" office:value-type="string">
            <table:table table:name="Tabla15" table:style-name="Tabla15">
              <table:table-column table:style-name="Tabla15.A"/>
              <table:table-row table:style-name="Tabla15.1">
                <table:table-cell table:style-name="Tabla15.A1" office:value-type="string">
                  <text:p text:style-name="P72">INST de <text:span text:style-name="T9">C</text:span></text:p>
                </table:table-cell>
              </table:table-row>
              <table:table-row table:style-name="TableLine2236725201520">
                <table:table-cell table:style-name="Tabla15.A3" office:value-type="string">
                  <text:p text:style-name="P48"><draw:line text:anchor-type="paragraph" draw:z-index="2" draw:name="Forma1_1" draw:style-name="gr1" draw:text-style-name="P91" svg:x1="6.142cm" svg:y1="0.327cm" svg:x2="7.657cm" svg:y2="0.327cm"><text:p/></draw:line>ref a VT_<text:span text:style-name="T11">C</text:span></text:p>
                </table:table-cell>
              </table:table-row>
              <table:table-row table:style-name="TableLine2236725200976">
                <table:table-cell table:style-name="Tabla15.A3" office:value-type="string">
                  <text:p text:style-name="P48">int v1</text:p>
                </table:table-cell>
              </table:table-row>
              <table:table-row table:style-name="TableLine2236725193360">
                <table:table-cell table:style-name="Tabla15.A4" office:value-type="string">
                  <text:p text:style-name="P48">int v2</text:p>
                </table:table-cell>
              </table:table-row>
              <table:table-row table:style-name="TableLine2236725191728">
                <table:table-cell table:style-name="Tabla15.A5" office:value-type="string">
                  <text:p text:style-name="P65">int max</text:p>
                </table:table-cell>
              </table:table-row>
              <table:table-row table:style-name="TableLine2236725193632">
                <table:table-cell table:style-name="Tabla15.A6" office:value-type="string">
                  <text:p text:style-name="P67">B v3</text:p>
                </table:table-cell>
              </table:table-row>
            </table:table>
            <text:p text:style-name="P44"/>
          </table:table-cell>
          <table:table-cell table:style-name="Tabla14.A1" office:value-type="string">
            <text:p text:style-name="P44"/>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72">VT de <text:span text:style-name="T9">C</text:span></text:p>
                </table:table-cell>
              </table:table-row>
              <table:table-row table:style-name="TableLine2236725196624">
                <table:table-cell table:style-name="Tabla16.A4" office:value-type="string">
                  <text:p text:style-name="P52">ref a init() (en <text:span text:style-name="T9">C</text:span>)<text:span text:style-name="T8">(redefinición)</text:span></text:p>
                </table:table-cell>
              </table:table-row>
              <table:table-row table:style-name="TableLine2236725190912">
                <table:table-cell table:style-name="Tabla16.A4" office:value-type="string">
                  <text:p text:style-name="P52">ref a m1() (en <text:span text:style-name="T9">C</text:span>)<text:span text:style-name="T8">(</text:span><text:span text:style-name="T9">redefinición</text:span><text:span text:style-name="T8">)</text:span></text:p>
                </table:table-cell>
              </table:table-row>
              <table:table-row table:style-name="TableLine2236725197440">
                <table:table-cell table:style-name="Tabla16.A4" office:value-type="string">
                  <text:p text:style-name="P52">ref a m2(<text:span text:style-name="T1">int x, int y</text:span>) (en A)<text:span text:style-name="T8">(herencia)</text:span></text:p>
                </table:table-cell>
              </table:table-row>
              <table:table-row table:style-name="TableLine2236725196896">
                <table:table-cell table:style-name="Tabla16.A5" office:value-type="string">
                  <text:p text:style-name="P65">ref a m2(int x) (en B)(<text:span text:style-name="T9">herencia</text:span>)</text:p>
                </table:table-cell>
              </table:table-row>
            </table:table>
            <text:p text:style-name="P44"/>
          </table:table-cell>
        </table:table-row>
      </table:table>
      <text:p text:style-name="P9"/>
      <text:p text:style-name="P9"/>
      <table:table table:name="Tabla17" table:style-name="Tabla17">
        <table:table-column table:style-name="Tabla17.A"/>
        <table:table-row table:style-name="Tabla17.1">
          <table:table-cell table:style-name="Tabla17.A1" office:value-type="string">
            <text:p text:style-name="P79">RA de init() de <text:span text:style-name="T9">C</text:span></text:p>
          </table:table-cell>
        </table:table-row>
        <table:table-row table:style-name="TableLine2236725198800">
          <table:table-cell table:style-name="Tabla17.A3" office:value-type="string">
            <text:p text:style-name="P58">Ptro. de Retorno: &lt;dirección_de_memoria_C_para_PC&gt;</text:p>
          </table:table-cell>
        </table:table-row>
        <table:table-row table:style-name="TableLine2236725200160">
          <table:table-cell table:style-name="Tabla17.A3" office:value-type="string">
            <text:p text:style-name="P58">Enlace Dinámico: &lt;<text:span text:style-name="T2">dirección_de_memoria_D_que_referencia_a_la_base_del_RA_de_unidad_llamadora</text:span>&gt;</text:p>
          </table:table-cell>
        </table:table-row>
        <table:table-row table:style-name="TableLine2236725202880">
          <table:table-cell table:style-name="Tabla17.A4" office:value-type="string">
            <text:p text:style-name="P58">this: <text:span text:style-name="T2">ref a INST de </text:span><text:span text:style-name="T9">C</text:span><text:span text:style-name="T2"> </text:span></text:p>
          </table:table-cell>
        </table:table-row>
      </table:table>
      <text:p text:style-name="P17"/>
      <text:p text:style-name="P19"/>
      <table:table table:name="Tabla18" table:style-name="Tabla18">
        <table:table-column table:style-name="Tabla18.A"/>
        <table:table-row table:style-name="Tabla18.1">
          <table:table-cell table:style-name="Tabla18.A1" office:value-type="string">
            <text:p text:style-name="P80">RA de <text:span text:style-name="T4">m1</text:span>() de <text:span text:style-name="T10">C</text:span></text:p>
          </table:table-cell>
        </table:table-row>
        <table:table-row table:style-name="TableLine2236725204512">
          <table:table-cell table:style-name="Tabla18.A3" office:value-type="string">
            <text:p text:style-name="P59">Ptro. de Retorno: &lt;dirección_de_memoria_C_para_PC&gt;</text:p>
          </table:table-cell>
        </table:table-row>
        <table:table-row table:style-name="TableLine2236725205872">
          <table:table-cell table:style-name="Tabla18.A3" office:value-type="string">
            <text:p text:style-name="P59">Enlace Dinámico: &lt;<text:span text:style-name="T2">dirección_de_memoria_D_que_referencia_a_la_base_del_RA_de_unidad_llamadora</text:span>&gt;</text:p>
          </table:table-cell>
        </table:table-row>
        <table:table-row table:style-name="TableLine2236725204240">
          <table:table-cell table:style-name="Tabla18.A4" office:value-type="string">
            <text:p text:style-name="P59">this: <text:span text:style-name="T2">ref a INST de </text:span><text:span text:style-name="T10">C</text:span></text:p>
          </table:table-cell>
        </table:table-row>
      </table:table>
      <text:p text:style-name="P19"/>
      <table:table table:name="Tabla19" table:style-name="Tabla19">
        <table:table-column table:style-name="Tabla19.A"/>
        <table:table-row table:style-name="Tabla19.1">
          <table:table-cell table:style-name="Tabla19.A1" office:value-type="string">
            <text:p text:style-name="P79">RA de <text:span text:style-name="T4">m</text:span><text:span text:style-name="T6">2</text:span>(<text:span text:style-name="T8">int x, int y</text:span>) de <text:span text:style-name="T8">A</text:span></text:p>
          </table:table-cell>
        </table:table-row>
        <table:table-row table:style-name="TableLine2236725215664">
          <table:table-cell table:style-name="Tabla19.A2" office:value-type="string">
            <text:p text:style-name="P65">(definido en A)</text:p>
          </table:table-cell>
        </table:table-row>
      </table:table>
      <text:p text:style-name="P17"/>
      <text:p text:style-name="P17"/>
      <table:table table:name="Tabla20" table:style-name="Tabla20">
        <table:table-column table:style-name="Tabla20.A"/>
        <table:table-row table:style-name="Tabla20.1">
          <table:table-cell table:style-name="Tabla20.A1" office:value-type="string">
            <text:p text:style-name="P79">RA de <text:span text:style-name="T8">m2</text:span>(<text:span text:style-name="T8">int x</text:span>) de <text:span text:style-name="T8">B</text:span></text:p>
          </table:table-cell>
        </table:table-row>
        <table:table-row table:style-name="TableLine2236725222192">
          <table:table-cell table:style-name="Tabla20.A2" office:value-type="string">
            <text:p text:style-name="P68">(definido en B)</text:p>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0"/>
      <table:table table:name="Tabla21" table:style-name="Tabla21">
        <table:table-column table:style-name="Tabla21.A"/>
        <table:table-column table:style-name="Tabla21.B"/>
        <table:table-column table:style-name="Tabla21.C"/>
        <table:table-row table:style-name="TableLine2236725218384">
          <table:table-cell table:style-name="Tabla21.A1" office:value-type="string">
            <table:table table:name="Tabla22" table:style-name="Tabla22">
              <table:table-column table:style-name="Tabla22.A"/>
              <table:table-row table:style-name="Tabla22.1">
                <table:table-cell table:style-name="Tabla22.A1" office:value-type="string">
                  <text:p text:style-name="P73">INST de <text:span text:style-name="T12">Principal</text:span></text:p>
                </table:table-cell>
              </table:table-row>
              <table:table-row table:style-name="TableLine2236725211312">
                <table:table-cell table:style-name="Tabla22.A2" office:value-type="string">
                  <text:p text:style-name="P49">ref a VT_A</text:p>
                </table:table-cell>
              </table:table-row>
            </table:table>
            <text:p text:style-name="P45"/>
          </table:table-cell>
          <table:table-cell table:style-name="Tabla21.A1" office:value-type="string">
            <text:p text:style-name="P45"/>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73">VT de <text:span text:style-name="T12">Principal</text:span></text:p>
                </table:table-cell>
              </table:table-row>
            </table:table>
            <text:p text:style-name="P45"/>
          </table:table-cell>
        </table:table-row>
      </table:table>
      <text:p text:style-name="P10"><draw:line text:anchor-type="paragraph" draw:z-index="3" draw:name="Forma1_2" draw:style-name="gr1" draw:text-style-name="P91" svg:x1="7.877cm" svg:y1="0.508cm" svg:x2="9.392cm" svg:y2="0.508cm"><text:p/></draw:line></text:p>
      <text:p text:style-name="P10"/>
      <table:table table:name="Tabla24" table:style-name="Tabla24">
        <table:table-column table:style-name="Tabla24.A"/>
        <table:table-row table:style-name="Tabla24.1">
          <table:table-cell table:style-name="Tabla24.A1" office:value-type="string">
            <text:p text:style-name="P81">RA de <text:span text:style-name="T12">main</text:span>() de <text:span text:style-name="T12">Principal</text:span></text:p>
          </table:table-cell>
        </table:table-row>
        <table:table-row table:style-name="TableLine2236725208048">
          <table:table-cell table:style-name="Tabla24.A3" office:value-type="string">
            <text:p text:style-name="P60">Ptro. de Retorno: &lt;dirección_de_memoria_C_para_PC&gt;</text:p>
          </table:table-cell>
        </table:table-row>
        <table:table-row table:style-name="TableLine2236725218656">
          <table:table-cell table:style-name="Tabla24.A3" office:value-type="string">
            <text:p text:style-name="P60">Enlace Dinámico: &lt;<text:span text:style-name="T2">dirección_de_memoria_D_que_referencia_a_la_base_del_RA_de_unidad_llamadora</text:span>&gt;</text:p>
          </table:table-cell>
        </table:table-row>
        <table:table-row table:style-name="TableLine2236725217296">
          <table:table-cell table:style-name="Tabla24.A4" office:value-type="string">
            <text:p text:style-name="P69">parámetro formal args: #Valor</text:p>
          </table:table-cell>
        </table:table-row>
        <table:table-row table:style-name="TableLine2236725211584">
          <table:table-cell table:style-name="Tabla24.A5" office:value-type="string">
            <text:p text:style-name="P69">variable local oA: #Valor</text:p>
          </table:table-cell>
        </table:table-row>
        <table:table-row table:style-name="TableLine2236725206688">
          <table:table-cell table:style-name="Tabla24.A6" office:value-type="string">
            <text:p text:style-name="P69">variable local x1: #Valor</text:p>
          </table:table-cell>
        </table:table-row>
        <table:table-row table:style-name="TableLine2236725220016">
          <table:table-cell table:style-name="Tabla24.A7" office:value-type="string">
            <text:p text:style-name="P69">variable local x2: #Valor</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1"><text:span text:style-name="T31">6</text:span><text:span text:style-name="T35">b</text:span>.</text:p>
      <text:p text:style-name="P21">De forma intuitiva la traducción para el comportamiento del ciclo <text:span text:style-name="T13">while</text:span><text:span text:style-name="T21"> que se implementa en el metodo m1 de la clase A, fundamentalmente fue utilizando la instruccio </text:span><text:span text:style-name="T13">jump.</text:span></text:p>
      <text:p text:style-name="P21"><text:span text:style-name="T21">El flujo de ejecución se encuentra primero con el cuerpo del ciclo </text:span><text:span text:style-name="T13">while, </text:span><text:span text:style-name="T21">y seguido del cuerpo, la condición.</text:span></text:p>
      <text:p text:style-name="P23"/>
      <text:p text:style-name="P22"><text:span text:style-name="T22">Por la semántica del ciclo </text:span><text:span text:style-name="T14">while, </text:span><text:span text:style-name="T22">lo primero que queremos hacer es chequear la condición de iteración antes de ejecutar el cuerpo. Es por eso que la traducción realiza la instrucción </text:span><text:span text:style-name="T25">Jump</text:span><text:span text:style-name="T26"> </text:span><text:span text:style-name="T30">PC</text:span><text:span text:style-name="T26">+5.</text:span></text:p>
      <text:p text:style-name="P22"><text:span text:style-name="T22">Luego se ejecuta la expresión de condición, la cuál salta al cuerpo del </text:span><text:span text:style-name="T14">while</text:span><text:span text:style-name="T22"> si la condición se cumple, con la instrucción </text:span><text:span text:style-name="T25">JumpT</text:span><text:span text:style-name="T26"> </text:span><text:span text:style-name="T30">pc</text:span><text:span text:style-name="T26">-4, &lt;</text:span><text:span text:style-name="T27">condicion&gt;.</text:span></text:p>
      <text:p text:style-name="P23"/>
      <text:p text:style-name="P23">De esta manera la proxima instrucción al finalizar la ejecución del cuerpo del <text:span text:style-name="T13">while, </text:span>es la expresión de condicion. </text:p>
      <text:p text:style-name="P35"/>
      <text:p text:style-name="P35">Obs: Ésta no es la única manera de traducir un ciclo while. Por ejemplo, la expresión de condición podría estar antes del cuerpo del while, y la proxima instrucción luego del cuerpo del while sería un jump a la expresion de condición.</text:p>
      <text:p text:style-name="P36"/>
      <text:p text:style-name="P36">Dicha expresion de condición, al tratarse de un jump, debería funcionar con el valor booleano contrario al resultante de evaluar la condición: Saltear el cuerpo del metodo si la condicion no se cumple, y continuar con el flujo secuencial de ejecución si la ejecución se cumple.</text:p>
      <text:p text:style-name="P36"/>
      <text:p text:style-name="P24"><text:span text:style-name="T13">Jump &lt;a algun lado&gt; , </text:span><text:span text:style-name="T16">!</text:span><text:span text:style-name="T13">&lt;condicion&gt; </text:span><text:span text:style-name="T33">(xq en realidad si se cumple &lt;condicion&gt; no queres saltar a ningun lado)</text:span><text:span text:style-name="T13"><text:line-break/>&lt; .</text:span></text:p>
      <text:p text:style-name="P36"><text:s text:c="5"/>.</text:p>
      <text:p text:style-name="P36"><text:s text:c="5"/>.</text:p>
      <text:p text:style-name="P36"><text:s text:c="4"/>.</text:p>
      <text:p text:style-name="P36">&gt;</text:p>
      <text:p text:style-name="P24"><text:span text:style-name="T13">&lt;</text:span><text:span text:style-name="T16">Proxima instruccion</text:span><text:span text:style-name="T13">&gt;</text:span></text:p>
      <text:p text:style-name="P35"/>
      <text:p text:style-name="P23"/>
      <text:p text:style-name="P23"/>
      <text:p text:style-name="P23"/>
      <text:p text:style-name="P24">6<text:span text:style-name="T35">c</text:span>.</text:p>
      <text:p text:style-name="P25">Una de las complicaci<text:span text:style-name="T59">o</text:span>nes fue tener en cuenta que<text:span text:style-name="T53"> el</text:span> m<text:span text:style-name="T53">é</text:span>todo tiene dos <text:span text:style-name="T13">return </text:span>implementados.<text:span text:style-name="T52"> Para resolver este problema, lo que hicimos fue tener al final de la traducción del método el regreso de la llamada del mismo (es decir, la actualización de los valores de Actual y Libre y el jump a la dirección correspondiente). Entonces para el primer return, en lugar de volver a setear libre y actual, simplemente saltamos a la porción de código que se encarga de hacer esto</text:span><text:span text:style-name="T54"> haciendo uso de una etiqueta</text:span><text:span text:style-name="T52"> para no tener código repetido. Para el segundo return, como este ya está al final del método, entonces luego de guardar el valor a retornar en la dirección de memoria que reservamos para este fin, se ejecuta</text:span><text:span text:style-name="T58">n</text:span><text:span text:style-name="T52"> automáticamente</text:span><text:span text:style-name="T58"> (es decir, sin realizar ningún salto)</text:span><text:span text:style-name="T52"> las 3 instrucciones</text:span><text:span text:style-name="T55"> encargadas del retorno.</text:span></text:p>
      <text:p text:style-name="P25"><text:soft-page-break/></text:p>
      <text:p text:style-name="P25">La traducción de la sentencia <text:span text:style-name="T13">if</text:span> fue traducida con la misma intuición que el ciclo <text:span text:style-name="T13">while </text:span>anteriór: <text:line-break/>Primero <text:span text:style-name="T60">evaluamos </text:span>la expresi<text:span text:style-name="T61">ó</text:span>n de<text:span text:style-name="T61"> la</text:span> <text:span text:style-name="T60">condición</text:span>,<text:span text:style-name="T62"> si es verdadera, entonces no saltamos, por lo tanto tuvimos que negarla con el operador ! de SimpleSem a la hora de utilizar la instrucción JumpT, ya que si se cumple, al negarla entonces da falso, no salta, y ejecutamos el cuerpo del then. En cambio si la condición es falsa, al negarla con ! la expresión se evalúa verdadero, por lo tanto JumpT salta a una etiqueta, salteandose todas las instrucciones del cuerpo del if, logrando así el comportamiento deseado.</text:span></text:p>
      <text:p text:style-name="P25"/>
      <text:p text:style-name="P26">Luego otra complicación o algo a tener en cuenta fue que nos encontr<text:span text:style-name="T56">á</text:span>bamos <text:span text:style-name="T56">ante una llamada recursiva</text:span>.</text:p>
      <text:p text:style-name="P26">Aunque este comportamiento es igual que el de cualquier invocaci<text:span text:style-name="T56">ó</text:span>n a un m<text:span text:style-name="T56">é</text:span>todo<text:span text:style-name="T57"> así que no hubo que considerar ningún caso excepcional</text:span>.</text:p>
      <text:p text:style-name="P26"/>
      <text:p text:style-name="P26">6d.</text:p>
      <text:p text:style-name="P26">La complicacion para esta instrucción es que el valor que se le asigna a <text:span text:style-name="T13">v1 </text:span>es el resultado de multiples llamadas a métodos. <text:line-break/>Por lo que intuitivamente, optamos por realizar las invocaciónes a los métodos desde adentro hacia afuera, para que cada resultado de salida, sea el valor de entrada para el proximo método. </text:p>
      <text:p text:style-name="P26"/>
      <text:p text:style-name="P34"><text:span text:style-name="T23"><text:s/></text:span><text:span text:style-name="T26">v1 = v1+</text:span><text:span text:style-name="T30">this</text:span><text:span text:style-name="T26">.</text:span><text:span text:style-name="T37">m2</text:span><text:span text:style-name="T26">(</text:span><text:span text:style-name="T39">5</text:span><text:span text:style-name="T26">+</text:span><text:span text:style-name="T41">v3</text:span><text:span text:style-name="T26">.</text:span><text:span text:style-name="T37">m2</text:span><text:span text:style-name="T26">(v1,v2)).</text:span></text:p>
      <text:p text:style-name="P26">Se tradujo m2(v1,v2). Este metodo retorna un valor, para el cual se deja un espacio en memoria y que luego le sumamos <text:span text:style-name="T32">5.</text:span><text:span text:style-name="T34"> Con ese resultado parcial, invocamos al segundo metodo que es </text:span><text:span text:style-name="T17">this.m2(valor)</text:span></text:p>
      <text:p text:style-name="P29"/>
      <text:p text:style-name="P27"><text:span text:style-name="T34">Nuevamente, ese metodo retorna un valor, el cual luego le sumamos el valor actual de </text:span><text:span text:style-name="T17">v1 </text:span><text:span text:style-name="T34">y luego se le asigna ese resultado, a la variable</text:span><text:span text:style-name="T17"> v1 </text:span><text:span text:style-name="T34">del obje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7a.<text:line-break/>La manera de chequear referencias nulas para esta traducción consiste en setear en los espacios de memoria que referencian objetos en el heap, pero que no han sido aún instanciados, el valor negativo <text:span text:style-name="T32">-1</text:span></text:p>
      <text:p text:style-name="P33"/>
      <text:p text:style-name="P30">Este valor nos indica entonces en nuestra traducción que ese espacio de memoria todavía no referencia ningun objeto en el heap. </text:p>
      <text:p text:style-name="P30">De esta manera, cada vez que realicemos la traducción de instrucciónes que <text:span text:style-name="T47">involucren un</text:span> objeto <text:span text:style-name="T47">en el heap</text:span>, antes de ejecutar el salto al código de dicha instrucción, se realiza el chequeo previo: </text:p>
      <text:p text:style-name="P30"><text:tab/>Si el espacio de memoria que referencia al objeto que esta recibiendo el mensaje, contiene <text:tab/>un -1 significa que <text:span text:style-name="T47">el objeto aun no fue instanciado, y que </text:span>estamos pidiendole un servicio a <text:tab/>un punto nulo. </text:p>
      <text:p text:style-name="P30"/>
      <text:p text:style-name="P30">Esta traducción entonces realiza dos grandes modificaciones</text:p>
      <text:list xml:id="list1740173111" text:style-name="L1">
        <text:list-item>
          <text:p text:style-name="P82">Por un lado, en el momento donde se deja un espacio para referenciar proximamente un objeto en la memoria heap, se le asigna el valor -1 para indicar que aún no hace referencia a ningun objeto (no ha sido instanciado aún). <text:line-break/>Esto tambien cuenta para las variables en la memoria heap, que pueden también hacer referencia a algun objeto en la memoria heap (como es la variable <text:span text:style-name="T32">v3</text:span> de la clase C).</text:p>
        </text:list-item>
        <text:list-item>
          <text:p text:style-name="P82">Se agrega un chequeo <text:span text:style-name="T47">antes de preparar la memoria para la proxima RA</text:span>, <text:span text:style-name="T47">ese chequeo es </text:span>un jump al código agregado con etiqueta<text:span text:style-name="T13"> null. </text:span>El código imprime por pantalla el codigo de error<text:span text:style-name="T32"> -1</text:span> que hace referencia al acceso a un punto nulo.</text:p>
          <text:p text:style-name="P83">Entonces este chequeo verifica que el objeto <text:span text:style-name="T13">this</text:span> <text:span text:style-name="T47">que recibe un mensaje </text:span>esté inicializad<text:span text:style-name="T47">o, antes de preparar la memoria para el nuevo RA del codigo del metodo invocado. </text:span></text:p>
        </text:list-item>
      </text:list>
      <text:p text:style-name="P30"/>
      <text:p text:style-name="P30"><text:soft-page-break/>Obs: Para las instrucciónes de tipo <text:span text:style-name="T13">super o </text:span>tipo <text:span text:style-name="T13">this,</text:span> el chequeo no se realiza porque se supone que déntro del código que ejecuta un super o un this, hace referencia a sí mismo. Es decir, entendemos que el objeto this existe porque es justamente el objeto que contiene el código en ejecucion.</text:p>
      <text:p text:style-name="P30"/>
      <text:p text:style-name="P30"/>
      <text:p text:style-name="P31">7c. Para agregar la traducción de una asignación condicional, se agrega un metodo estatico al codigo principal. <text:line-break/>Este metodo estatico es </text:p>
      <text:p text:style-name="P39"> <text:span text:style-name="T29">private</text:span><text:span text:style-name="T48"> </text:span><text:span text:style-name="T50">void</text:span><text:span text:style-name="T48"> </text:span><text:span text:style-name="T36">asignacionCondicional</text:span><text:span text:style-name="T48">(){</text:span></text:p>
      <text:p text:style-name="P38">        <text:span text:style-name="T51">int</text:span><text:span text:style-name="T49"> </text:span><text:span text:style-name="T40">valor</text:span><text:span text:style-name="T49"> = </text:span><text:span text:style-name="T38">11</text:span><text:span text:style-name="T49">;</text:span></text:p>
      <text:p text:style-name="P38">        <text:span text:style-name="T51">int</text:span><text:span text:style-name="T49"> </text:span><text:span text:style-name="T40">result</text:span><text:span text:style-name="T49"> = (valor &gt; </text:span><text:span text:style-name="T38">8</text:span><text:span text:style-name="T49">) </text:span><text:span text:style-name="T24">?</text:span><text:span text:style-name="T49"> </text:span><text:span text:style-name="T38">1</text:span><text:span text:style-name="T49"> </text:span><text:span text:style-name="T24">:</text:span><text:span text:style-name="T49"> </text:span><text:span text:style-name="T38">0</text:span><text:span text:style-name="T49">;</text:span></text:p>
      <text:p text:style-name="P41"><text:span text:style-name="T28">    </text:span><text:span text:style-name="T26">}</text:span></text:p>
      <text:p text:style-name="P40"/>
      <text:p text:style-name="P31"><text:span text:style-name="T42">La traducción del mismo consiste intuitivamente en dejar espacio en el registro de activacion del metodo, para las variables </text:span><text:span text:style-name="T18">valor y resultado.</text:span></text:p>
      <text:p text:style-name="P32"><text:span text:style-name="T42">Luego ejecutando saltos con la instrucción JUMP, asignarle el valor correspondiente al espacio de memoria que representa la variable</text:span><text:span text:style-name="T18"> result. </text:span></text:p>
      <text:p text:style-name="P37"/>
      <text:p text:style-name="P84"/>
      <text:p text:style-name="P86">7e. </text:p>
      <text:p text:style-name="P86">La<text:span text:style-name="T63"> </text:span><text:span text:style-name="T44">traducción </text:span><text:span text:style-name="T45">para este ejercicio modifica la sentencia </text:span><text:span text:style-name="T20">if del metodo m² de la clase B</text:span><text:span text:style-name="T45">, y la sentencia </text:span><text:span text:style-name="T20">while del metodo m1 de la clase A. </text:span></text:p>
      <text:p text:style-name="P85"><text:span text:style-name="T20"/></text:p>
      <text:p text:style-name="P87"><text:span text:style-name="T43">Con respecto al </text:span><text:span text:style-name="T19">if del metodo m² de la clase B</text:span><text:span text:style-name="T43">: </text:span><text:span text:style-name="T46">La estrategia para este caso es resolver cada subexpresión</text:span><text:span text:style-name="T19"> </text:span><text:span text:style-name="T46">que comprende a la expresion condicional, con un salto condicional para cada una. </text:span></text:p>
      <text:p text:style-name="P87"><text:span text:style-name="T46"/></text:p>
      <text:p text:style-name="P88"><text:span text:style-name="T43">De esta manera, la primer subexpresión que tenga el valor verdadero, salta directamente al cuerpo y <text:s/>evita seguir evaluando subexpresiones. </text:span></text:p>
      <text:p text:style-name="P88"><text:span text:style-name="T43"/></text:p>
      <text:p text:style-name="P89">Con respecto al <text:span text:style-name="T15">while del metodo m1 de la clase A:</text:span></text:p>
      <text:p text:style-name="P89">En el flujo de ejecución secuencial se realiza un salto directo a la expresion condicional. <text:line-break/>Pero ahora se encuentra dividida en distintas instrucciones. </text:p>
      <text:p text:style-name="P90">Como para esta expresión se trata de un <text:span text:style-name="T16">and</text:span> entre dos subexpresiones <text:span text:style-name="T13">a1 &amp; a2</text:span>, donde <text:span text:style-name="T13">a1 </text:span>es una expresion <text:span text:style-name="T16">or</text:span><text:span text:style-name="T13"> o1 | o2</text:span> la estrategia es:<text:line-break/></text:p>
      <text:p text:style-name="P90">Se analiza la primer subexpresion del <text:span text:style-name="T16">and, </text:span><text:span text:style-name="T13">a1</text:span><text:span text:style-name="T16">. </text:span>La primer subexpresion que conforma a <text:span text:style-name="T13">a1,</text:span> saltará a la evaluacion de <text:span text:style-name="T13">a2 </text:span>ya que si alguna subexpresión de <text:span text:style-name="T13">a1 </text:span>tiene valor true, <text:span text:style-name="T13">a1</text:span> tendrá el valor true.</text:p>
      <text:p text:style-name="P90"/>
      <text:p text:style-name="P90">Luego el valor de la expresion condicional queda en manos de <text:span text:style-name="T13">a2. Se </text:span>evalúa, si retorna true saltará al cuerpo del while, y si retorna false, saltará a la proxima intruccion despues del <text:span text:style-name="T13">while.</text:span></text:p>
      <text:p text:style-name="P90"><text:span text:style-name="T13"/></text:p>
      <text:p text:style-name="P90">Para el caso que <text:span text:style-name="T13">a1</text:span> sea falso, también queremos aplicar cortocircuito: No evaluaremos <text:span text:style-name="T13">a2</text:span>, sino que el flujo de ejecución secuencial, se encuentra con un salto directo a la proxima intruccion despues del <text:span text:style-name="T13">while, </text:span>dando por hecho que la expresion condicional es falsa<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8H16M18S</meta:editing-duration>
    <meta:editing-cycles>34</meta:editing-cycles>
    <meta:generator>LibreOffice/7.1.2.2$Windows_X86_64 LibreOffice_project/8a45595d069ef5570103caea1b71cc9d82b2aae4</meta:generator>
    <dc:date>2021-07-01T15:34:31.764000000</dc:date>
    <meta:document-statistic meta:table-count="24" meta:image-count="0" meta:object-count="0" meta:page-count="9" meta:paragraph-count="134" meta:word-count="1758" meta:character-count="10466" meta:non-whitespace-character-count="8787"/>
    <meta:template xlink:type="simple" xlink:actuate="onRequest" xlink:title="plantilla" xlink:href="../../../../../../../AppData/Roaming/LibreOffice/4/user/template/plantilla.ott" meta:date="2021-06-09T20:54:04.419000000"/>
  </office:meta>
</office:document-meta>
</file>